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76cm" fo:min-width="9.0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4.826cm" svg:x="3.159cm" svg:y="1.508cm">
          <text:p text:style-name="P1">First Scene</text:p>
          <text:p text:style-name="P1">Player 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7T08:08:38.258580043</meta:creation-date>
    <dc:date>2017-10-17T08:11:48.299368927</dc:date>
    <meta:editing-duration>PT3M11S</meta:editing-duration>
    <meta:editing-cycles>1</meta:editing-cycles>
    <meta:document-statistic meta:object-count="1"/>
    <meta:generator>LibreOffice/5.4.1.2.0$Linux_X86_64 LibreOffice_project/40m0$Build-2</meta:generator>
  </office:meta>
</office:document-meta>
</file>